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11-0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10-2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7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7-17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2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4-0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2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5-01-0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10-1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8-1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7-2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6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4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4-01-3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10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8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8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7-25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4-2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3-01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12-2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10-24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7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4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2-01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10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8-0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5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5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4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1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1-01-0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10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8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7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4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20-01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10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7-2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5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5-0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9-01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10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8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5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4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4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8-01-3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12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10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7-26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5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5-0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2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7-01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10-3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9-2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8-0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5-0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6-01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11-0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8-0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4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5-01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11-0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7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4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4-02-0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10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7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4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3-01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11-0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8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4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2-01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10-3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8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5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1-02-0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11-0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8-0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5-0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10-02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12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8-0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5-0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9-02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11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7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4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8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11-0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7-3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4-3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7-01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10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8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5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6-02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11-0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8-0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7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5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5-01-2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11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5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4-02-0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11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3-02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2-02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11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12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9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6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2000-03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9-06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8-08-0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9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8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18U6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197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80" meta:object-count="0"/>
    <meta:user-defined meta:name="AppVersion">3.0</meta:user-defined>
  </office:meta>
</office:document-meta>
</file>